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2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97909" officeooo:paragraph-rsid="0149790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4pt" fo:letter-spacing="normal" fo:font-style="normal" style:text-underline-style="none" fo:font-weight="normal" officeooo:rsid="0140ae2f" officeooo:paragraph-rsid="0148624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16fc5e8"/>
    </style:style>
    <style:style style:name="P6" style:family="paragraph" style:parent-style-name="Standard">
      <style:text-properties fo:font-variant="normal" fo:text-transform="none" fo:color="#252525" style:font-name="Lato" fo:font-size="10.5pt" fo:letter-spacing="normal" fo:font-style="normal" style:text-underline-style="none" fo:font-weight="bold" officeooo:rsid="014f494e" officeooo:paragraph-rsid="014f494e" style:font-size-asian="10.5pt" style:font-weight-asian="bold" style:font-size-complex="10.5pt" style:font-weight-complex="bold"/>
    </style:style>
    <style:style style:name="P7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officeooo:paragraph-rsid="01525b5f" style:font-size-asian="10.5pt" style:font-weight-asian="normal" style:font-size-complex="10.5pt" style:font-weight-complex="normal"/>
    </style:style>
    <style:style style:name="P8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officeooo:paragraph-rsid="01525b5f" style:font-size-asian="10.5pt" style:font-weight-asian="normal" style:font-size-complex="10.5pt" style:font-weight-complex="normal"/>
    </style:style>
    <style:style style:name="P9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66374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47165" style:font-size-asian="10.5pt" style:font-weight-asian="normal" style:font-size-complex="10.5pt" style:font-weight-complex="normal"/>
    </style:style>
    <style:style style:name="P11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a2088" style:font-size-asian="10.5pt" style:font-weight-asian="normal" style:font-size-complex="10.5pt" style:font-weight-complex="normal"/>
    </style:style>
    <style:style style:name="P12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7c230d" style:font-size-asian="10.5pt" style:font-weight-asian="normal" style:font-size-complex="10.5pt" style:font-weight-complex="normal"/>
    </style:style>
    <style:style style:name="P14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7c230d" style:font-weight-asian="bold" style:font-weight-complex="bold"/>
    </style:style>
    <style:style style:name="P15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e1c80" officeooo:paragraph-rsid="0161674a" style:font-weight-asian="bold" style:font-weight-complex="bold"/>
    </style:style>
    <style:style style:name="P16" style:family="paragraph" style:parent-style-name="Standard" style:list-style-name="L1">
      <style:text-properties officeooo:paragraph-rsid="01525b5f"/>
    </style:style>
    <style:style style:name="P17" style:family="paragraph" style:parent-style-name="Standard" style:list-style-name="L1">
      <style:text-properties officeooo:paragraph-rsid="017b0c40"/>
    </style:style>
    <style:style style:name="P18" style:family="paragraph" style:parent-style-name="Standard" style:list-style-name="L1">
      <style:text-properties officeooo:paragraph-rsid="0194d7b3"/>
    </style:style>
    <style:style style:name="P19" style:family="paragraph" style:parent-style-name="Standard" style:list-style-name="L1">
      <style:text-properties fo:font-weight="bold" officeooo:paragraph-rsid="017b0c40"/>
    </style:style>
    <style:style style:name="P20" style:family="paragraph" style:parent-style-name="Standard" style:list-style-name="L1">
      <style:text-properties fo:font-weight="bold" officeooo:paragraph-rsid="017d59d1"/>
    </style:style>
    <style:style style:name="P21" style:family="paragraph" style:parent-style-name="Standard" style:list-style-name="L1">
      <style:text-properties fo:font-weight="bold" officeooo:rsid="01547165" officeooo:paragraph-rsid="0165bcf8" style:font-weight-asian="bold" style:font-weight-complex="bold"/>
    </style:style>
    <style:style style:name="P22" style:family="paragraph" style:parent-style-name="Standard" style:list-style-name="L1">
      <style:text-properties fo:font-weight="bold" officeooo:rsid="01547165" officeooo:paragraph-rsid="017c230d" style:font-weight-asian="bold" style:font-weight-complex="bold"/>
    </style:style>
    <style:style style:name="P23" style:family="paragraph" style:parent-style-name="Standard" style:list-style-name="L1">
      <style:text-properties fo:font-weight="bold" officeooo:rsid="01573656" officeooo:paragraph-rsid="0165bcf8" style:font-weight-asian="bold" style:font-weight-complex="bold"/>
    </style:style>
    <style:style style:name="P24" style:family="paragraph" style:parent-style-name="Standard" style:list-style-name="L1">
      <style:text-properties fo:font-weight="bold" officeooo:rsid="015a2088" officeooo:paragraph-rsid="017c230d" style:font-weight-asian="bold" style:font-weight-complex="bold"/>
    </style:style>
    <style:style style:name="P25" style:family="paragraph" style:parent-style-name="Standard" style:list-style-name="L1">
      <style:text-properties fo:font-weight="bold" officeooo:rsid="015a2088" officeooo:paragraph-rsid="01859d37" style:font-weight-asian="bold" style:font-weight-complex="bold"/>
    </style:style>
    <style:style style:name="P26" style:family="paragraph" style:parent-style-name="Standard">
      <style:text-properties officeooo:paragraph-rsid="01547165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2c123" officeooo:paragraph-rsid="004fdf71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8624b" officeooo:paragraph-rsid="0148624b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7909" officeooo:paragraph-rsid="01497909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officeooo:paragraph-rsid="01499923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32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65bcf8" style:font-weight-asian="bold" style:font-weight-complex="bold"/>
    </style:style>
    <style:style style:name="P33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7c230d" style:font-size-asian="10.5pt" style:font-weight-asian="normal" style:font-size-complex="10.5pt" style:font-weight-complex="normal"/>
    </style:style>
    <style:style style:name="P34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c0d09" style:font-size-asian="10.5pt" style:font-weight-asian="normal" style:font-size-complex="10.5pt" style:font-weight-complex="normal"/>
    </style:style>
    <style:style style:name="P35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e1c80" officeooo:paragraph-rsid="017c230d" style:font-size-asian="10.5pt" style:font-weight-asian="normal" style:font-size-complex="10.5pt" style:font-weight-complex="normal"/>
    </style:style>
    <style:style style:name="P36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37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officeooo:paragraph-rsid="01635839" style:font-size-asian="10.5pt" style:font-weight-asian="normal" style:font-size-complex="10.5pt" style:font-weight-complex="normal"/>
    </style:style>
    <style:style style:name="P38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635839" style:font-size-asian="10.5pt" style:font-weight-asian="bold" style:font-size-complex="10.5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32b4f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ac7b5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4f494e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501c86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6dc9c4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252525" style:font-name="Lato" fo:font-size="10.5pt" fo:letter-spacing="normal" fo:font-style="normal" style:text-underline-style="none" officeooo:rsid="014f494e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5bcf8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4be7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9432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dc9c4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16c5d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40012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252525" style:font-name="Lato" fo:font-size="10.5pt" fo:letter-spacing="normal" fo:font-style="normal" style:text-underline-style="solid" style:text-underline-width="auto" style:text-underline-color="font-color" fo:font-weight="normal" officeooo:rsid="01501c86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style:font-size-asian="10.5pt" style:font-weight-asian="bold" style:font-size-complex="10.5pt" style:font-weight-complex="bold"/>
    </style:style>
    <style:style style:name="T24" style:family="text">
      <style:text-properties fo:font-variant="normal" fo:text-transform="none" fo:color="#222222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2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1f835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66374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7cfe4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88eab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cb70f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45f6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c597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8f765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a57b5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5b50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1290d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2b064" style:font-size-asian="10.5pt" style:font-weight-asian="normal" style:font-size-complex="10.5pt" style:font-weight-complex="normal"/>
    </style:style>
    <style:style style:name="T4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4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00bf6" style:font-size-asian="10.5pt" style:font-weight-asian="normal" style:font-size-complex="10.5pt" style:font-weight-complex="normal"/>
    </style:style>
    <style:style style:name="T4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1f0ca" style:font-size-asian="10.5pt" style:font-weight-asian="normal" style:font-size-complex="10.5pt" style:font-weight-complex="normal"/>
    </style:style>
    <style:style style:name="T4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315f1" style:font-size-asian="10.5pt" style:font-weight-asian="normal" style:font-size-complex="10.5pt" style:font-weight-complex="normal"/>
    </style:style>
    <style:style style:name="T4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61d04" style:font-size-asian="10.5pt" style:font-weight-asian="normal" style:font-size-complex="10.5pt" style:font-weight-complex="normal"/>
    </style:style>
    <style:style style:name="T4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97ab5" style:font-size-asian="10.5pt" style:font-weight-asian="normal" style:font-size-complex="10.5pt" style:font-weight-complex="normal"/>
    </style:style>
    <style:style style:name="T4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b602b" style:font-size-asian="10.5pt" style:font-weight-asian="normal" style:font-size-complex="10.5pt" style:font-weight-complex="normal"/>
    </style:style>
    <style:style style:name="T5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8b3e6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2" style:family="text">
      <style:text-properties fo:font-variant="normal" fo:text-transform="none" fo:color="#222222" style:font-name="Lato" fo:font-size="10.5pt" fo:letter-spacing="normal" fo:font-style="normal" style:text-underline-style="none" style:font-size-asian="10.5pt" style:font-size-complex="10.5pt"/>
    </style:style>
    <style:style style:name="T53" style:family="text">
      <style:text-properties fo:font-variant="normal" fo:text-transform="none" fo:color="#222222" style:font-name="Lato" fo:font-size="10.5pt" fo:letter-spacing="normal" fo:font-style="normal" style:text-underline-style="none" officeooo:rsid="01525b5f" style:font-size-asian="10.5pt" style:font-size-complex="10.5pt"/>
    </style:style>
    <style:style style:name="T54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size-complex="10.5pt"/>
    </style:style>
    <style:style style:name="T55" style:family="text">
      <style:text-properties fo:font-variant="normal" fo:text-transform="none" fo:color="#222222" style:font-name="Lato" fo:font-size="10.5pt" fo:letter-spacing="normal" fo:font-style="normal" style:text-underline-style="none" officeooo:rsid="01566374" style:font-size-asian="10.5pt" style:font-size-complex="10.5pt"/>
    </style:style>
    <style:style style:name="T56" style:family="text">
      <style:text-properties fo:font-variant="normal" fo:text-transform="none" fo:color="#222222" style:font-name="Lato" fo:font-size="10.5pt" fo:letter-spacing="normal" fo:font-style="normal" style:text-underline-style="none" officeooo:rsid="01859d37" style:font-size-asian="10.5pt" style:font-size-complex="10.5pt"/>
    </style:style>
    <style:style style:name="T57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weight-asian="bold" style:font-size-complex="10.5pt" style:font-weight-complex="bold"/>
    </style:style>
    <style:style style:name="T58" style:family="text">
      <style:text-properties fo:font-variant="normal" fo:text-transform="none" fo:color="#222222" style:font-name="Lato" fo:font-size="10.5pt" fo:letter-spacing="normal" fo:font-style="normal" style:text-underline-style="solid" style:text-underline-width="auto" style:text-underline-color="font-color" fo:font-weight="normal" officeooo:rsid="0178f765" style:font-size-asian="10.5pt" style:font-weight-asian="normal" style:font-size-complex="10.5pt" style:font-weight-complex="normal"/>
    </style:style>
    <style:style style:name="T59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60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61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62" style:family="text">
      <style:text-properties fo:color="#666666" fo:font-size="11pt" style:font-size-asian="11pt" style:font-size-complex="11pt"/>
    </style:style>
    <style:style style:name="T63" style:family="text">
      <style:text-properties fo:color="#666666" fo:font-size="11pt" officeooo:rsid="00b32b4f" style:font-size-asian="11pt" style:font-size-complex="11pt"/>
    </style:style>
    <style:style style:name="T64" style:family="text">
      <style:text-properties style:use-window-font-color="true" fo:font-weight="bold" officeooo:rsid="00b5bac4" fo:background-color="#ffffff" loext:char-shading-value="0" style:font-weight-asian="bold" style:font-weight-complex="bold"/>
    </style:style>
    <style:style style:name="T65" style:family="text">
      <style:text-properties style:use-window-font-color="true" fo:font-weight="bold" officeooo:rsid="001f4ebd" fo:background-color="#ffffff" loext:char-shading-value="0" style:font-weight-asian="bold" style:font-weight-complex="bold"/>
    </style:style>
    <style:style style:name="T66" style:family="text">
      <style:text-properties style:use-window-font-color="true" fo:font-weight="bold" officeooo:rsid="0148624b" fo:background-color="#ffffff" loext:char-shading-value="0" style:font-weight-asian="bold" style:font-weight-complex="bold"/>
    </style:style>
    <style:style style:name="T67" style:family="text">
      <style:text-properties style:use-window-font-color="true" fo:background-color="#ffffff" loext:char-shading-value="0"/>
    </style:style>
    <style:style style:name="T68" style:family="text">
      <style:text-properties style:use-window-font-color="true" officeooo:rsid="01499923" fo:background-color="#ffffff" loext:char-shading-value="0"/>
    </style:style>
    <style:style style:name="T69" style:family="text">
      <style:text-properties fo:color="#222222" style:font-name="Lato" style:text-underline-style="none" style:font-size-asian="10.5pt" style:font-size-complex="10.5pt"/>
    </style:style>
    <style:style style:name="T70" style:family="text">
      <style:text-properties fo:color="#222222" style:font-name="Lato" style:text-underline-style="none" officeooo:rsid="01635839" style:font-size-asian="10.5pt" style:font-size-complex="10.5pt"/>
    </style:style>
    <style:style style:name="T71" style:family="text">
      <style:text-properties fo:color="#222222" style:font-name="Lato" style:text-underline-style="none" fo:font-weight="normal" style:font-size-asian="10.5pt" style:font-weight-asian="normal" style:font-size-complex="10.5pt" style:font-weight-complex="normal"/>
    </style:style>
    <style:style style:name="T72" style:family="text">
      <style:text-properties fo:color="#222222" style:font-name="Lato" style:text-underline-style="none" fo:font-weight="normal" officeooo:rsid="01525b5f" style:font-size-asian="10.5pt" style:font-weight-asian="normal" style:font-size-complex="10.5pt" style:font-weight-complex="normal"/>
    </style:style>
    <style:style style:name="T73" style:family="text">
      <style:text-properties fo:color="#222222" style:font-name="Lato" style:text-underline-style="none" fo:font-weight="normal" officeooo:rsid="0151f835" style:font-size-asian="10.5pt" style:font-weight-asian="normal" style:font-size-complex="10.5pt" style:font-weight-complex="normal"/>
    </style:style>
    <style:style style:name="T74" style:family="text">
      <style:text-properties fo:color="#222222" style:font-name="Lato" style:text-underline-style="none" fo:font-weight="normal" officeooo:rsid="0161674a" style:font-size-asian="10.5pt" style:font-weight-asian="normal" style:font-size-complex="10.5pt" style:font-weight-complex="normal"/>
    </style:style>
    <style:style style:name="T75" style:family="text">
      <style:text-properties fo:color="#222222" style:font-name="Lato" style:text-underline-style="none" fo:font-weight="normal" officeooo:rsid="015dff04" style:font-size-asian="10.5pt" style:font-weight-asian="normal" style:font-size-complex="10.5pt" style:font-weight-complex="normal"/>
    </style:style>
    <style:style style:name="T76" style:family="text">
      <style:text-properties fo:color="#222222" style:font-name="Lato" style:text-underline-style="none" fo:font-weight="normal" officeooo:rsid="016cb70f" style:font-size-asian="10.5pt" style:font-weight-asian="normal" style:font-size-complex="10.5pt" style:font-weight-complex="normal"/>
    </style:style>
    <style:style style:name="T77" style:family="text">
      <style:text-properties fo:color="#222222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78" style:family="text">
      <style:text-properties fo:color="#252525" style:font-name="Lato" style:text-underline-style="none" fo:font-weight="normal" officeooo:rsid="0165bcf8" style:font-size-asian="10.5pt" style:font-weight-asian="normal" style:font-size-complex="10.5pt" style:font-weight-complex="normal"/>
    </style:style>
    <style:style style:name="T79" style:family="text">
      <style:text-properties fo:color="#252525" style:font-name="Lato" style:text-underline-style="none" fo:font-weight="normal" officeooo:rsid="014f494e" style:font-size-asian="10.5pt" style:font-weight-asian="normal" style:font-size-complex="10.5pt" style:font-weight-complex="normal"/>
    </style:style>
    <style:style style:name="T80" style:family="text">
      <style:text-properties fo:color="#252525" style:font-name="Lato" style:text-underline-style="none" fo:font-weight="normal" officeooo:rsid="016dc9c4" style:font-size-asian="10.5pt" style:font-weight-asian="normal" style:font-size-complex="10.5pt" style:font-weight-complex="normal"/>
    </style:style>
    <style:style style:name="T81" style:family="text">
      <style:text-properties fo:color="#252525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82" style:family="text">
      <style:text-properties fo:color="#252525" style:font-name="Lato" style:text-underline-style="none" fo:font-weight="normal" officeooo:rsid="01501c86" style:font-size-asian="10.5pt" style:font-weight-asian="normal" style:font-size-complex="10.5pt" style:font-weight-complex="normal"/>
    </style:style>
    <style:style style:name="T83" style:family="text">
      <style:text-properties fo:color="#252525" style:font-name="Lato" style:text-underline-style="none" officeooo:rsid="016dc9c4" style:font-size-asian="10.5pt" style:font-size-complex="10.5pt"/>
    </style:style>
    <style:style style:name="T84" style:family="text">
      <style:text-properties fo:color="#252525" fo:font-weight="normal" officeooo:rsid="01716c5d"/>
    </style:style>
    <style:style style:name="T85" style:family="text">
      <style:text-properties fo:color="#252525" fo:font-weight="normal" officeooo:rsid="017b0c40"/>
    </style:style>
    <style:style style:name="T86" style:family="text">
      <style:text-properties fo:color="#252525" fo:font-weight="normal" officeooo:rsid="014f494e"/>
    </style:style>
    <style:style style:name="T87" style:family="text">
      <style:text-properties fo:color="#252525" fo:font-weight="normal" officeooo:rsid="01501c86"/>
    </style:style>
    <style:style style:name="T88" style:family="text">
      <style:text-properties fo:color="#252525" fo:font-weight="normal" officeooo:rsid="0188cb41"/>
    </style:style>
    <style:style style:name="T89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90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style:font-size-asian="10pt" style:font-style-asian="normal" style:font-weight-asian="normal" style:text-emphasize="none"/>
    </style:style>
    <style:style style:name="T91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970f06" style:font-size-asian="10pt" style:font-style-asian="normal" style:font-weight-asian="normal" style:text-emphasiz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3">IOANNA PAPAGIANNI</text:span><text:span text:style-name="T62"> 2790</text:span><text:span text:style-name="T4"> </text:span><text:s text:c="2"/></text:p>
      <text:p text:style-name="P27"/>
      <text:p text:style-name="P4"><text:span text:style-name="T64">QUESTION</text:span><text:span text:style-name="T65"> </text:span><text:span text:style-name="T66">4</text:span></text:p>
      <text:p text:style-name="P28"/>
      <text:p text:style-name="P28">FROM RAW DATA TO FIXED</text:p>
      <text:p text:style-name="P29"/>
      <text:p text:style-name="P30">Taking a careful look at the dataset of movies.csv file, there are some issues that need to be fixed before <text:s/>moving on with the data analysis.</text:p>
      <text:p text:style-name="P30"/>
      <text:p text:style-name="P3"><text:span text:style-name="T67">At first, </text:span><text:span text:style-name="T68">there are columns that are unnecessary and is better to be dropped off.</text:span></text:p>
      <text:p text:style-name="P31"/>
      <text:p text:style-name="P31">These are:</text:p>
      <text:p text:style-name="P31">'Unnamed: 0', 'Unnamed: 0.1', 'US Gross', 'US DVD Sales', 'MPAA Rating', 'Running Time (min)', 'Distributor', 'Source', 'Creative Type'</text:p>
      <text:p text:style-name="P31"/>
      <text:p text:style-name="P5"><text:span text:style-name="T5">The rest of them </text:span><text:span text:style-name="T6">(9 columns)</text:span><text:span text:style-name="T5">, </text:span><text:span text:style-name="T6">are the attributes we need for</text:span><text:span text:style-name="T5"> the data analysis. </text:span><text:span text:style-name="T50">Note that, all movies are 3201 but they are </text:span><text:span text:style-name="T51">indices start</text:span><text:span text:style-name="T50"> from 0 to 3200.</text:span></text:p>
      <text:p text:style-name="P6"/>
      <text:list xml:id="list652469259" text:style-name="L1">
        <text:list-item>
          <text:p text:style-name="P16"><text:span text:style-name="T7">Title</text:span><text:span text:style-name="T11"> attribute is fine. </text:span></text:p>
          <text:p text:style-name="P17"><text:span text:style-name="T11">3201 movies </text:span><text:span text:style-name="T27">(</text:span><text:span text:style-name="T32">after pruning </text:span><text:span text:style-name="T11">Worldwide Gross </text:span><text:span text:style-name="T20">and </text:span><text:span text:style-name="T12">Release Date</text:span><text:span text:style-name="T11"> </text:span><text:span text:style-name="T17">pruning</text:span><text:span text:style-name="T9"> </text:span><text:span text:style-name="T32">31</text:span><text:span text:style-name="T37">8</text:span><text:span text:style-name="T32">7</text:span><text:span text:style-name="T27">)</text:span><text:span text:style-name="T11"><text:tab/></text:span></text:p>
          <text:p text:style-name="P17"><text:span text:style-name="T13">T</text:span><text:span text:style-name="T11">ype string</text:span></text:p>
          <text:p text:style-name="P7"/>
        </text:list-item>
        <text:list-item>
          <text:p text:style-name="P20"><text:span text:style-name="T10">Worldwide Gross </text:span><text:span text:style-name="T11">attribute needs some changes. Although it has all 3201 movies </text:span><text:span text:style-name="T12">there are some <text:s/>marked as “unknown” </text:span><text:span text:style-name="T16">(</text:span><text:span text:style-name="T15">7 movies)</text:span><text:span text:style-name="T12">. These movies </text:span><text:span text:style-name="T21">are</text:span><text:span text:style-name="T12"> </text:span><text:span text:style-name="T22">pruned.</text:span><text:span text:style-name="T12"> </text:span><text:span text:style-name="T34"><text:s/></text:span><text:span text:style-name="T35">After pruning, data </text:span><text:span text:style-name="T40">are</text:span><text:span text:style-name="T36"> converted</text:span><text:span text:style-name="T35"> </text:span><text:span text:style-name="T36">to</text:span><text:span text:style-name="T35"> int</text:span><text:span text:style-name="T19">.</text:span><text:span text:style-name="T12"> </text:span><text:span text:style-name="T18"><text:s/></text:span><text:span text:style-name="T14">Renamed to: </text:span><text:span text:style-name="T31"><text:s/></text:span><text:span text:style-name="T57">Gross</text:span></text:p>
          <text:p text:style-name="P19"><text:span text:style-name="T27">3201 (</text:span><text:span text:style-name="T32">after pruning 31</text:span><text:span text:style-name="T37">87</text:span><text:span text:style-name="T27">)</text:span><text:span text:style-name="T12"><text:tab/></text:span></text:p>
          <text:p text:style-name="P19"><text:span text:style-name="T13">Type string </text:span><text:span text:style-name="T19">(converting to int)</text:span></text:p>
          <text:p text:style-name="P8"/>
        </text:list-item>
        <text:list-item>
          <text:p text:style-name="P18"><text:span text:style-name="T8">Release Date </text:span><text:span text:style-name="T12">attribute format is </text:span><text:span text:style-name="T24">m</text:span><text:span text:style-name="T25">onth/day</text:span><text:span text:style-name="T24">/y</text:span><text:span text:style-name="T25">ear for the most, but there are movies wit</text:span><text:span text:style-name="T44">h</text:span><text:span text:style-name="T25"> year only </text:span><text:span text:style-name="T44">and</text:span><text:span text:style-name="T25"> </text:span><text:span text:style-name="T38">others </text:span><text:span text:style-name="T44">cointain </text:span><text:span text:style-name="T38">alpharithmetics.</text:span><text:span text:style-name="T25"> For our analysis, year only fits the criteria </text:span><text:span text:style-name="T26">and we keep only that. </text:span><text:span text:style-name="T38">Firstly, </text:span><text:span text:style-name="T39">we prune spaces </text:span><text:span text:style-name="T45">(if any) </text:span><text:span text:style-name="T39">on the right </text:span><text:span text:style-name="T45">side of every value</text:span><text:span text:style-name="T39"> </text:span><text:span text:style-name="T45">for</text:span><text:span text:style-name="T39"> this attribute </text:span><text:span text:style-name="T38">and then we keep only the last two characters </text:span><text:span text:style-name="T48">if and only if they are numbers,</text:span><text:span text:style-name="T38"> </text:span><text:span text:style-name="T39">in two digit</text:span><text:span text:style-name="T46">s</text:span><text:span text:style-name="T39"> format</text:span><text:span text:style-name="T38">.</text:span><text:span text:style-name="T34"> </text:span><text:span text:style-name="T48">Anything else is</text:span><text:span text:style-name="T35"> </text:span><text:span text:style-name="T58">pruned</text:span><text:span text:style-name="T34">. </text:span><text:span text:style-name="T35">After pruning,</text:span><text:span text:style-name="T38"> depending on the century they belong (</text:span><text:span text:style-name="T42">e.g:</text:span><text:span text:style-name="T38"> if the number is 01 → 2000 century, 97 → 1900 century, </text:span><text:span text:style-name="T39">the logic is [0,</text:span><text:span text:style-name="T43">19</text:span><text:span text:style-name="T39">]</text:span><text:span text:style-name="T61">*</text:span><text:span text:style-name="T39">→ 2000 century else → 1900 century</text:span><text:span text:style-name="T38">) two more digits </text:span><text:span text:style-name="T42">are</text:span><text:span text:style-name="T38"> added in front</text:span><text:span text:style-name="T35">.</text:span><text:span text:style-name="T26"> </text:span><text:span text:style-name="T14">Renamed to: </text:span><text:span text:style-name="T23">Date</text:span></text:p>
          <text:p text:style-name="P17"><text:span text:style-name="T27">3201 movies (</text:span><text:span text:style-name="T32">after pruning </text:span><text:span text:style-name="T11">Worldwide Gross </text:span><text:span text:style-name="T20">and </text:span><text:span text:style-name="T12">Release Date </text:span><text:span text:style-name="T17">pruning</text:span><text:span text:style-name="T9"> </text:span><text:span text:style-name="T32">31</text:span><text:span text:style-name="T37">87</text:span><text:span text:style-name="T32"> </text:span><text:span text:style-name="T27">)</text:span><text:span text:style-name="T26"><text:tab/></text:span></text:p>
          <text:p text:style-name="P17"><text:span text:style-name="T27">Type string </text:span><text:span text:style-name="T19">(converting to int)</text:span></text:p>
        </text:list-item>
      </text:list>
      <text:p text:style-name="P10"/>
      <text:p text:style-name="P26"><text:span text:style-name="T27"><text:tab/><text:tab/></text:span><text:span text:style-name="T59">* </text:span><text:span text:style-name="T60">19 stands for 2019 (the current year). Notice that, there is a movie “</text:span><text:span text:style-name="T89">Over the Hill to the <text:tab/><text:tab/><text:tab/><text:tab/>Poorhouse” </text:span><text:span text:style-name="T90">that was released in 1920. </text:span><text:span text:style-name="T91">Fortunately, this dataset contains movies till 2016.</text:span></text:p>
      <text:p text:style-name="P26"><text:span text:style-name="T90"/></text:p>
      <text:list xml:id="list43050155021579" text:continue-numbering="true" text:style-name="L1">
        <text:list-item>
          <text:p text:style-name="P21"><text:span text:style-name="T53">M</text:span><text:span text:style-name="T52">ayor Genre</text:span><text:span text:style-name="T24"> attribute has a lot of different genres and for comedies there are many subcategories such as black comedy, romantic comedy etc. </text:span><text:span text:style-name="T28">Where there is &lt;space&gt; we consider the category as a whole, but where there is &lt;/&gt; means that this movie belongs to different categories. Renamed to: </text:span><text:span text:style-name="T54">Genre</text:span></text:p>
          <text:p text:style-name="P22"><text:span text:style-name="T28">2926</text:span><text:span text:style-name="T27"> movies</text:span><text:span text:style-name="T26"><text:tab/></text:span></text:p>
          <text:p text:style-name="P22"><text:span text:style-name="T27">Type string</text:span></text:p>
          <text:p text:style-name="P9"/>
        </text:list-item>
        <text:list-item>
          <text:p text:style-name="P23"><text:span text:style-name="T53">R</text:span><text:span text:style-name="T52">otten Tomato Rating </text:span><text:span text:style-name="T29">attribute </text:span><text:span text:style-name="T30">has ratings on the [0,100] climax. We divide its of them by 10 so as to fit IMDB Rating climax [0,10]. <text:s/></text:span><text:span text:style-name="T28">Renamed to <text:s/></text:span><text:span text:style-name="T54">RTRating</text:span></text:p>
          <text:p text:style-name="P24"><text:span text:style-name="T24">2321</text:span><text:span text:style-name="T27"> movies</text:span><text:span text:style-name="T26"><text:tab/></text:span></text:p>
          <text:p text:style-name="P24"><text:span text:style-name="T27">Type </text:span><text:span text:style-name="T24">float</text:span></text:p>
          <text:p text:style-name="P11"><text:soft-page-break/></text:p>
        </text:list-item>
        <text:list-item>
          <text:p text:style-name="P25"><text:span text:style-name="T52">IMDB Rating </text:span><text:span text:style-name="T24">attribute is fine. </text:span><text:span text:style-name="T28">Renamed to </text:span><text:span text:style-name="T55"><text:s/></text:span><text:span text:style-name="T56">IMDB</text:span><text:span text:style-name="T54">Rating</text:span></text:p>
          <text:p text:style-name="P33">2988 movies<text:tab/></text:p>
          <text:p text:style-name="P33">Type float</text:p>
          <text:p text:style-name="P11"/>
        </text:list-item>
        <text:list-item>
          <text:p text:style-name="P25"><text:span text:style-name="T52">IMDB Votes </text:span><text:span text:style-name="T24">attribute is fine</text:span><text:span text:style-name="T33">. </text:span><text:span text:style-name="T28">Renamed to </text:span><text:span text:style-name="T55"><text:s/></text:span><text:span text:style-name="T56">IMDBVotes</text:span></text:p>
          <text:p text:style-name="P33">2988 movies<text:tab/></text:p>
          <text:p text:style-name="P33">Type float</text:p>
        </text:list-item>
      </text:list>
      <text:p text:style-name="P34"/>
      <text:list xml:id="list43050855731141" text:continue-numbering="true" text:style-name="L1">
        <text:list-item>
          <text:p text:style-name="P32"><text:span text:style-name="T69">Production Budget </text:span><text:span text:style-name="T71">attribute is fine. </text:span><text:span text:style-name="T74">(This attribute is needed for the analysis in part 4.). </text:span></text:p>
          <text:p text:style-name="P32"><text:span text:style-name="T78">Renamed to: </text:span><text:span text:style-name="T70"><text:s/>Budget</text:span></text:p>
          <text:p text:style-name="P14"><text:span text:style-name="T72">320</text:span><text:span text:style-name="T71">0</text:span><text:span text:style-name="T72"> movies (</text:span><text:span text:style-name="T76">after pruning </text:span><text:span text:style-name="T79">Worldwide Gross </text:span><text:span text:style-name="T81">and </text:span><text:span text:style-name="T82">Release Date</text:span><text:span text:style-name="T79"> </text:span><text:span text:style-name="T80">pruning</text:span><text:span text:style-name="T83"> </text:span><text:span text:style-name="T76">31</text:span><text:span text:style-name="T77">87</text:span><text:span text:style-name="T76"> </text:span><text:span text:style-name="T72">)</text:span><text:span text:style-name="T73"><text:tab/></text:span></text:p>
          <text:p text:style-name="P14"><text:span text:style-name="T72">Type </text:span><text:span text:style-name="T71">float</text:span></text:p>
        </text:list-item>
      </text:list>
      <text:p text:style-name="P12"/>
      <text:list xml:id="list43051822518623" text:continue-numbering="true" text:style-name="L1">
        <text:list-item>
          <text:p text:style-name="P15"><text:span text:style-name="T69">Director </text:span><text:span text:style-name="T71">attribute is fine. </text:span><text:span text:style-name="T75"><text:s/></text:span><text:span text:style-name="T74">(This attribute is needed for the analysis in part 4.).</text:span></text:p>
          <text:p text:style-name="P35">1870 movies <text:tab/></text:p>
          <text:p text:style-name="P35">Type float</text:p>
        </text:list-item>
      </text:list>
      <text:p text:style-name="P36"/>
      <text:p text:style-name="P37"/>
      <text:p text:style-name="P13"><text:span text:style-name="T84">After </text:span><text:span text:style-name="T86">Worldwide Gross </text:span><text:span text:style-name="T85">and </text:span><text:span text:style-name="T87">Release Date </text:span><text:span text:style-name="T84">pruning, indices </text:span><text:span text:style-name="T85">will be reset</text:span><text:span text:style-name="T84"> </text:span><text:span text:style-name="T88">and renamed as “ID” starting from 1 instead of 0.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"/>
    <style:font-face style:name="Lohit Devanagari2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00:49:58.854600386</dc:date>
    <meta:editing-duration>P1DT3H33M10S</meta:editing-duration>
    <meta:editing-cycles>334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542" meta:character-count="3069" meta:non-whitespace-character-count="2512"/>
  </office:meta>
</office:document-meta>
</file>